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0pt"/>
    </style:style>
    <style:style style:name="P3" style:family="paragraph">
      <style:paragraph-properties fo:margin-left="0cm" fo:margin-right="0cm" fo:text-indent="0cm"/>
      <style:text-properties fo:font-size="1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0pt" fo:font-weight="bold"/>
    </style:style>
    <style:style style:name="P6" style:family="paragraph">
      <style:text-properties fo:font-size="10pt"/>
    </style:style>
    <style:style style:name="T1" style:family="text">
      <style:text-properties fo:font-size="10pt"/>
    </style:style>
    <style:style style:name="T2" style:family="text">
      <style:text-properties fo:font-size="10pt" fo:font-weight="bold"/>
    </style:style>
    <style:style style:name="T3" style:family="text">
      <style:text-properties fo:font-size="18pt" fo:font-weight="bold"/>
    </style:style>
    <style:style style:name="T4" style:family="text">
      <style:text-properties fo:font-size="16pt"/>
    </style:style>
    <style:style style:name="T5" style:family="text">
      <style:text-properties fo:font-size="12pt"/>
    </style:style>
    <style:style style:name="T6" style:family="text">
      <style:text-properties style:text-position="super 58%"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id="id19" draw:layer="layout" svg:width="2cm" svg:height="1cm" svg:x="0.635cm" svg:y="15.65cm">
          <text:p text:style-name="P1"><text:span text:style-name="T1">service</text:span></text:p>
        </draw:rect>
        <draw:rect draw:style-name="gr1" draw:text-style-name="P2" draw:id="id21" draw:layer="layout" svg:width="2cm" svg:height="1cm" svg:x="3.635cm" svg:y="13.135cm">
          <text:p text:style-name="P1"><text:span text:style-name="T1">contact</text:span></text:p>
        </draw:rect>
        <draw:rect draw:style-name="gr1" draw:text-style-name="P2" draw:id="id1" draw:layer="layout" svg:width="2cm" svg:height="1cm" svg:x="6.152cm" svg:y="15.65cm">
          <text:p text:style-name="P1"><text:span text:style-name="T1">location</text:span></text:p>
          <text:p text:style-name="P1"><text:span text:style-name="T1">Search</text:span></text:p>
        </draw:rect>
        <draw:rect draw:style-name="gr1" draw:text-style-name="P2" draw:id="id2" draw:layer="layout" svg:width="2cm" svg:height="1cm" svg:x="9.152cm" svg:y="15.65cm">
          <text:p text:style-name="P1"><text:span text:style-name="T1">location</text:span></text:p>
          <text:p text:style-name="P1"><text:span text:style-name="T1">Lookup</text:span></text:p>
        </draw:rect>
        <draw:rect draw:style-name="gr1" draw:text-style-name="P2" draw:id="id3" draw:layer="layout" svg:width="2cm" svg:height="1cm" svg:x="14.652cm" svg:y="10.635cm">
          <text:p text:style-name="P1"><text:span text:style-name="T1">items</text:span></text:p>
          <text:p text:style-name="P1"><text:span text:style-name="T1">Collection</text:span></text:p>
        </draw:rect>
        <draw:rect draw:style-name="gr1" draw:text-style-name="P2" draw:id="id4" draw:layer="layout" svg:width="2cm" svg:height="1cm" svg:x="18.139cm" svg:y="10.635cm">
          <text:p text:style-name="P1"><text:span text:style-name="T1">collection</text:span></text:p>
          <text:p text:style-name="P1"><text:span text:style-name="T1">Date</text:span></text:p>
        </draw:rect>
        <draw:rect draw:style-name="gr1" draw:text-style-name="P2" draw:id="id5" draw:layer="layout" svg:width="2cm" svg:height="1cm" svg:x="18.139cm" svg:y="8.635cm">
          <text:p text:style-name="P1"><text:span text:style-name="T1">confirm</text:span></text:p>
          <text:p text:style-name="P1"><text:span text:style-name="T1">Payment</text:span></text:p>
        </draw:rect>
        <draw:connector draw:style-name="gr2" draw:text-style-name="P2" draw:layer="layout" draw:type="line" svg:x1="8.152cm" svg:y1="16.15cm" svg:x2="9.152cm" svg:y2="16.15cm" draw:start-shape="id1" draw:start-glue-point="1" draw:end-shape="id2" draw:end-glue-point="3">
          <text:p text:style-name="P4"/>
        </draw:connector>
        <draw:connector draw:style-name="gr2" draw:text-style-name="P2" draw:layer="layout" draw:type="line" svg:x1="16.652cm" svg:y1="11.135cm" svg:x2="18.139cm" svg:y2="11.135cm" draw:start-shape="id3" draw:start-glue-point="1" draw:end-shape="id4" draw:end-glue-point="3">
          <text:p text:style-name="P4"/>
        </draw:connector>
        <draw:connector draw:style-name="gr2" draw:text-style-name="P2" draw:layer="layout" draw:type="line" svg:x1="19.139cm" svg:y1="10.635cm" svg:x2="19.139cm" svg:y2="9.635cm" draw:start-shape="id4" draw:start-glue-point="0" draw:end-shape="id5" draw:end-glue-point="2">
          <text:p text:style-name="P4"/>
        </draw:connector>
        <draw:rect draw:style-name="gr1" draw:text-style-name="P2" draw:id="id15" draw:layer="layout" svg:width="2cm" svg:height="1cm" svg:x="25.152cm" svg:y="8.635cm">
          <text:p text:style-name="P1"><text:span text:style-name="T1">complete</text:span></text:p>
        </draw:rect>
        <draw:rect draw:style-name="gr1" draw:text-style-name="P2" draw:id="id22" draw:layer="layout" svg:width="2cm" svg:height="1cm" svg:x="3.635cm" svg:y="18.135cm">
          <text:p text:style-name="P1"><text:span text:style-name="T1">customer</text:span></text:p>
        </draw:rect>
        <draw:rect draw:style-name="gr1" draw:text-style-name="P2" draw:id="id6" draw:layer="layout" svg:width="2cm" svg:height="1cm" svg:x="14.652cm" svg:y="15.635cm">
          <text:p text:style-name="P1"><text:span text:style-name="T1">item</text:span></text:p>
          <text:p text:style-name="P1"><text:span text:style-name="T1">Lookup</text:span></text:p>
        </draw:rect>
        <draw:rect draw:style-name="gr1" draw:text-style-name="P2" draw:id="id7" draw:layer="layout" svg:width="2cm" svg:height="1cm" svg:x="18.152cm" svg:y="15.635cm">
          <text:p text:style-name="P1"><text:span text:style-name="T1">fault</text:span></text:p>
          <text:p text:style-name="P1"><text:span text:style-name="T1">Lookup</text:span></text:p>
        </draw:rect>
        <draw:connector draw:style-name="gr2" draw:text-style-name="P2" draw:layer="layout" draw:type="line" svg:x1="16.652cm" svg:y1="16.135cm" svg:x2="18.152cm" svg:y2="16.135cm" draw:start-shape="id6" draw:start-glue-point="1" draw:end-shape="id7" draw:end-glue-point="3">
          <text:p text:style-name="P4"/>
        </draw:connector>
        <draw:rect draw:style-name="gr1" draw:text-style-name="P2" draw:id="id8" draw:layer="layout" svg:width="2cm" svg:height="1cm" svg:x="21.652cm" svg:y="15.635cm">
          <text:p text:style-name="P1"><text:span text:style-name="T1">confirm</text:span></text:p>
        </draw:rect>
        <draw:connector draw:style-name="gr2" draw:text-style-name="P2" draw:layer="layout" draw:type="line" svg:x1="20.152cm" svg:y1="16.135cm" svg:x2="21.652cm" svg:y2="16.135cm" draw:start-shape="id7" draw:start-glue-point="1" draw:end-shape="id8" draw:end-glue-point="3">
          <text:p text:style-name="P4"/>
        </draw:connector>
        <draw:rect draw:style-name="gr1" draw:text-style-name="P2" draw:id="id9" draw:layer="layout" svg:width="2cm" svg:height="1cm" svg:x="25.152cm" svg:y="15.635cm">
          <text:p text:style-name="P1"><text:span text:style-name="T1">thanks</text:span></text:p>
        </draw:rect>
        <draw:connector draw:style-name="gr2" draw:text-style-name="P2" draw:layer="layout" draw:type="line" svg:x1="23.652cm" svg:y1="16.135cm" svg:x2="25.152cm" svg:y2="16.135cm" draw:start-shape="id8" draw:start-glue-point="1" draw:end-shape="id9" draw:end-glue-point="3">
          <text:p text:style-name="P4"/>
        </draw:connector>
        <draw:custom-shape draw:style-name="gr3" draw:text-style-name="P2" draw:id="id10" draw:layer="layout" svg:width="1.845cm" svg:height="1.793cm" svg:x="18.217cm" svg:y="5.842cm">
          <text:p text:style-name="P1"><text:span text:style-name="T1">Is</text:span></text:p>
          <text:p text:style-name="P1"><text:span text:style-name="T1">Payment</text:span></text:p>
          <text:p text:style-name="P1"><text:span text:style-name="T1">On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draw:type="line" svg:x1="19.139cm" svg:y1="8.635cm" svg:x2="19.138cm" svg:y2="7.633cm" draw:start-shape="id5" draw:start-glue-point="0" draw:end-shape="id10" draw:end-glue-point="6">
          <text:p text:style-name="P4"/>
        </draw:connector>
        <draw:custom-shape draw:style-name="gr3" draw:text-style-name="P2" draw:id="id11" draw:layer="layout" svg:width="2cm" svg:height="1.5cm" svg:x="18.139cm" svg:y="3.135cm">
          <text:p text:style-name="P1"><text:span text:style-name="T1">PayLink</text:span></text:p>
          <text:p text:style-name="P1"><text:span text:style-name="T1">System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2" draw:layer="layout" draw:type="line" svg:x1="19.138cm" svg:y1="5.842cm" svg:x2="19.138cm" svg:y2="4.635cm" draw:start-shape="id10" draw:start-glue-point="4" draw:end-shape="id11" draw:end-glue-point="7">
          <text:p text:style-name="P4"/>
        </draw:connector>
        <draw:rect draw:style-name="gr1" draw:text-style-name="P2" draw:id="id12" draw:layer="layout" svg:width="2cm" svg:height="1cm" svg:x="21.677cm" svg:y="3.385cm">
          <text:p text:style-name="P1"><text:span text:style-name="T1">Paylink</text:span></text:p>
          <text:p text:style-name="P1"><text:span text:style-name="T1">Response</text:span></text:p>
        </draw:rect>
        <draw:connector draw:style-name="gr2" draw:text-style-name="P2" draw:layer="layout" draw:type="line" svg:x1="20.139cm" svg:y1="3.884cm" svg:x2="21.677cm" svg:y2="3.885cm" draw:start-shape="id11" draw:start-glue-point="8" draw:end-shape="id12" draw:end-glue-point="3">
          <text:p text:style-name="P4"/>
        </draw:connector>
        <draw:rect draw:style-name="gr1" draw:text-style-name="P2" draw:id="id13" draw:layer="layout" svg:width="2cm" svg:height="1cm" svg:x="21.652cm" svg:y="6.238cm">
          <text:p text:style-name="P1"><text:span text:style-name="T1">Submit</text:span></text:p>
          <text:p text:style-name="P1"><text:span text:style-name="T1">SchedFunc</text:span></text:p>
        </draw:rect>
        <draw:connector draw:style-name="gr2" draw:text-style-name="P2" draw:layer="layout" draw:type="line" svg:x1="22.677cm" svg:y1="4.385cm" svg:x2="22.652cm" svg:y2="6.238cm" draw:start-shape="id12" draw:start-glue-point="2" draw:end-shape="id13" draw:end-glue-point="0">
          <text:p text:style-name="P4"/>
        </draw:connector>
        <draw:connector draw:style-name="gr2" draw:text-style-name="P2" draw:layer="layout" draw:type="line" svg:x1="20.06cm" svg:y1="6.737cm" svg:x2="21.652cm" svg:y2="6.738cm" draw:start-shape="id10" draw:start-glue-point="7" draw:end-shape="id13" draw:end-glue-point="3">
          <text:p text:style-name="P4"/>
        </draw:connector>
        <draw:custom-shape draw:style-name="gr3" draw:text-style-name="P2" draw:id="id14" draw:layer="layout" svg:width="1.845cm" svg:height="1.793cm" svg:x="21.73cm" svg:y="8.245cm">
          <text:p text:style-name="P1"><text:span text:style-name="T1"/></text:p>
          <text:p text:style-name="P1"><text:span text:style-name="T1">Payment</text:span></text:p>
          <text:p text:style-name="P1"><text:span text:style-name="T1">vali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draw:type="line" svg:x1="22.652cm" svg:y1="7.238cm" svg:x2="22.651cm" svg:y2="8.245cm" draw:start-shape="id13" draw:start-glue-point="2" draw:end-shape="id14" draw:end-glue-point="4">
          <text:p text:style-name="P4"/>
        </draw:connector>
        <draw:connector draw:style-name="gr2" draw:text-style-name="P2" draw:layer="layout" draw:type="line" svg:x1="21.73cm" svg:y1="9.14cm" svg:x2="20.139cm" svg:y2="9.135cm" draw:start-shape="id14" draw:start-glue-point="5" draw:end-shape="id5" draw:end-glue-point="1">
          <text:p text:style-name="P4"/>
        </draw:connector>
        <draw:connector draw:style-name="gr2" draw:text-style-name="P2" draw:layer="layout" draw:type="line" svg:x1="23.573cm" svg:y1="9.14cm" svg:x2="25.152cm" svg:y2="9.135cm" draw:start-shape="id14" draw:start-glue-point="7" draw:end-shape="id15" draw:end-glue-point="3">
          <text:p text:style-name="P4"/>
        </draw:connector>
        <draw:frame draw:style-name="gr4" draw:text-style-name="P3" draw:layer="layout" svg:width="1cm" svg:height="1.424cm" svg:x="10.586cm" svg:y="2.635cm">
          <draw:text-box>
            <text:p text:style-name="P4"/>
          </draw:text-box>
        </draw:frame>
        <draw:frame draw:style-name="gr5" draw:text-style-name="P5" draw:layer="layout" svg:width="1.201cm" svg:height="0.784cm" svg:x="18.152cm" svg:y="5.135cm">
          <draw:text-box>
            <text:p text:style-name="P4"><text:span text:style-name="T2">YES</text:span></text:p>
          </draw:text-box>
        </draw:frame>
        <draw:frame draw:style-name="gr6" draw:text-style-name="P5" draw:layer="layout" svg:width="1.031cm" svg:height="0.784cm" svg:x="20.152cm" svg:y="6.135cm">
          <draw:text-box>
            <text:p text:style-name="P4"><text:span text:style-name="T2">NO</text:span></text:p>
          </draw:text-box>
        </draw:frame>
        <draw:frame draw:style-name="gr6" draw:text-style-name="P5" draw:layer="layout" svg:width="1.031cm" svg:height="0.784cm" svg:x="20.652cm" svg:y="8.635cm">
          <draw:text-box>
            <text:p text:style-name="P4"><text:span text:style-name="T2">NO</text:span></text:p>
          </draw:text-box>
        </draw:frame>
        <draw:frame draw:style-name="gr5" draw:text-style-name="P5" draw:layer="layout" svg:width="1.201cm" svg:height="0.784cm" svg:x="23.447cm" svg:y="8.635cm">
          <draw:text-box>
            <text:p text:style-name="P4"><text:span text:style-name="T2">YES</text:span></text:p>
          </draw:text-box>
        </draw:frame>
        <draw:rect draw:style-name="gr1" draw:text-style-name="P2" draw:id="id16" draw:layer="layout" svg:width="2cm" svg:height="1cm" svg:x="14.652cm" svg:y="12.531cm">
          <text:p text:style-name="P1"><text:span text:style-name="T1">collection</text:span></text:p>
        </draw:rect>
        <draw:rect draw:style-name="gr1" draw:text-style-name="P2" draw:id="id17" draw:layer="layout" svg:width="2cm" svg:height="1cm" svg:x="18.152cm" svg:y="12.531cm">
          <text:p text:style-name="P1"><text:span text:style-name="T1">collection</text:span></text:p>
          <text:p text:style-name="P1"><text:span text:style-name="T1">Items</text:span></text:p>
        </draw:rect>
        <draw:connector draw:style-name="gr2" draw:text-style-name="P2" draw:layer="layout" draw:type="line" svg:x1="16.652cm" svg:y1="13.031cm" svg:x2="18.152cm" svg:y2="13.031cm" draw:start-shape="id16" draw:start-glue-point="1" draw:end-shape="id17" draw:end-glue-point="3">
          <text:p text:style-name="P4"/>
        </draw:connector>
        <draw:rect draw:style-name="gr1" draw:text-style-name="P2" draw:id="id18" draw:layer="layout" svg:width="2cm" svg:height="1cm" svg:x="21.652cm" svg:y="12.531cm">
          <text:p text:style-name="P1"><text:span text:style-name="T1">amount</text:span></text:p>
        </draw:rect>
        <draw:connector draw:style-name="gr2" draw:text-style-name="P2" draw:layer="layout" draw:type="line" svg:x1="20.152cm" svg:y1="13.031cm" svg:x2="21.652cm" svg:y2="13.031cm" draw:start-shape="id17" draw:start-glue-point="1" draw:end-shape="id18" draw:end-glue-point="3">
          <text:p text:style-name="P4"/>
        </draw:connector>
        <draw:connector draw:style-name="gr2" draw:text-style-name="P2" draw:layer="layout" draw:type="line" svg:x1="22.652cm" svg:y1="13.531cm" svg:x2="22.652cm" svg:y2="15.635cm" draw:start-shape="id18" draw:start-glue-point="2" draw:end-shape="id8" draw:end-glue-point="0">
          <text:p text:style-name="P4"/>
        </draw:connector>
        <draw:custom-shape draw:style-name="gr3" draw:text-style-name="P2" draw:id="id20" draw:layer="layout" svg:width="1.845cm" svg:height="1.793cm" svg:x="3.713cm" svg:y="15.254cm">
          <text:p text:style-name="P1"><text:span text:style-name="T1">If</text:span></text:p>
          <text:p text:style-name="P1"><text:span text:style-name="T1">Service</text:span></text:p>
          <text:p text:style-name="P1"><text:span text:style-name="T1">Sch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draw:type="line" svg:x1="2.635cm" svg:y1="16.15cm" svg:x2="3.713cm" svg:y2="16.149cm" draw:start-shape="id19" draw:start-glue-point="1" draw:end-shape="id20" draw:end-glue-point="5">
          <text:p text:style-name="P4"/>
        </draw:connector>
        <draw:connector draw:style-name="gr2" draw:text-style-name="P2" draw:layer="layout" draw:type="line" svg:x1="4.634cm" svg:y1="15.254cm" svg:x2="4.635cm" svg:y2="14.135cm" draw:start-shape="id20" draw:start-glue-point="4" draw:end-shape="id21" draw:end-glue-point="2">
          <text:p text:style-name="P4"/>
        </draw:connector>
        <draw:connector draw:style-name="gr2" draw:text-style-name="P2" draw:layer="layout" draw:type="line" svg:x1="4.634cm" svg:y1="17.045cm" svg:x2="4.635cm" svg:y2="18.135cm" draw:start-shape="id20" draw:start-glue-point="6" draw:end-shape="id22" draw:end-glue-point="0">
          <text:p text:style-name="P4"/>
        </draw:connector>
        <draw:connector draw:style-name="gr2" draw:text-style-name="P2" draw:layer="layout" svg:x1="5.635cm" svg:y1="13.635cm" svg:x2="7.152cm" svg:y2="15.65cm" draw:start-shape="id21" draw:start-glue-point="1" draw:end-shape="id1">
          <text:p text:style-name="P4"/>
        </draw:connector>
        <draw:connector draw:style-name="gr2" draw:text-style-name="P2" draw:layer="layout" svg:x1="5.635cm" svg:y1="18.635cm" svg:x2="7.152cm" svg:y2="16.65cm" draw:start-shape="id22" draw:start-glue-point="1" draw:end-shape="id1" draw:end-glue-point="2">
          <text:p text:style-name="P4"/>
        </draw:connector>
        <draw:frame draw:style-name="gr6" draw:text-style-name="P5" draw:layer="layout" svg:width="1.031cm" svg:height="0.784cm" svg:x="3.652cm" svg:y="17.135cm">
          <draw:text-box>
            <text:p text:style-name="P4"><text:span text:style-name="T2">NO</text:span></text:p>
          </draw:text-box>
        </draw:frame>
        <draw:frame draw:style-name="gr5" draw:text-style-name="P5" draw:layer="layout" svg:width="1.201cm" svg:height="0.784cm" svg:x="3.652cm" svg:y="14.635cm">
          <draw:text-box>
            <text:p text:style-name="P4"><text:span text:style-name="T2">YES</text:span></text:p>
          </draw:text-box>
        </draw:frame>
        <draw:custom-shape draw:style-name="gr3" draw:text-style-name="P2" draw:id="id23" draw:layer="layout" svg:width="1.845cm" svg:height="1.793cm" svg:x="11.809cm" svg:y="15.254cm">
          <text:p text:style-name="P1"><text:span text:style-name="T1">If</text:span></text:p>
          <text:p text:style-name="P1"><text:span text:style-name="T1">Service</text:span></text:p>
          <text:p text:style-name="P1"><text:span text:style-name="T1">Sch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draw:type="line" svg:x1="11.152cm" svg:y1="16.15cm" svg:x2="11.809cm" svg:y2="16.149cm" draw:start-shape="id2" draw:start-glue-point="1" draw:end-shape="id23" draw:end-glue-point="5">
          <text:p text:style-name="P4"/>
        </draw:connector>
        <draw:connector draw:style-name="gr2" draw:text-style-name="P2" draw:layer="layout" draw:type="line" svg:x1="13.652cm" svg:y1="16.149cm" svg:x2="14.652cm" svg:y2="16.135cm" draw:start-shape="id23" draw:start-glue-point="7" draw:end-shape="id6" draw:end-glue-point="3">
          <text:p text:style-name="P4"/>
        </draw:connector>
        <draw:custom-shape draw:style-name="gr3" draw:text-style-name="P2" draw:id="id24" draw:layer="layout" svg:width="1.845cm" svg:height="1.793cm" svg:x="11.809cm" svg:y="12.135cm">
          <text:p text:style-name="P1"><text:span text:style-name="T1">Is</text:span></text:p>
          <text:p text:style-name="P1"><text:span text:style-name="T1">Single</text:span></text:p>
          <text:p text:style-name="P1"><text:span text:style-name="T1">Item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" draw:text-style-name="P5" draw:layer="layout" svg:width="1.031cm" svg:height="0.784cm" svg:x="13.621cm" svg:y="16.135cm">
          <draw:text-box>
            <text:p text:style-name="P4"><text:span text:style-name="T2">NO</text:span></text:p>
          </draw:text-box>
        </draw:frame>
        <draw:connector draw:style-name="gr2" draw:text-style-name="P2" draw:layer="layout" draw:type="line" svg:x1="12.73cm" svg:y1="15.254cm" svg:x2="12.731cm" svg:y2="13.928cm" draw:start-shape="id23" draw:start-glue-point="4" draw:end-shape="id24">
          <text:p text:style-name="P4"/>
        </draw:connector>
        <draw:frame draw:style-name="gr5" draw:text-style-name="P5" draw:layer="layout" svg:width="1.201cm" svg:height="0.784cm" svg:x="11.652cm" svg:y="14.478cm">
          <draw:text-box>
            <text:p text:style-name="P4"><text:span text:style-name="T2">YES</text:span></text:p>
          </draw:text-box>
        </draw:frame>
        <draw:connector draw:style-name="gr2" draw:text-style-name="P2" draw:layer="layout" draw:type="line" svg:x1="13.652cm" svg:y1="13.03cm" svg:x2="14.652cm" svg:y2="13.031cm" draw:start-shape="id24" draw:start-glue-point="7" draw:end-shape="id16" draw:end-glue-point="3">
          <text:p text:style-name="P4"/>
        </draw:connector>
        <draw:connector draw:style-name="gr2" draw:text-style-name="P2" draw:layer="layout" svg:x1="12.73cm" svg:y1="12.135cm" svg:x2="14.652cm" svg:y2="11.135cm" draw:start-shape="id24" draw:start-glue-point="4" draw:end-shape="id3" draw:end-glue-point="3">
          <text:p text:style-name="P4"/>
        </draw:connector>
        <draw:frame draw:style-name="gr5" draw:text-style-name="P6" draw:layer="layout" svg:width="14.121cm" svg:height="2.681cm" svg:x="0.635cm" svg:y="0.635cm">
          <draw:text-box>
            <text:p text:style-name="P4"><text:span text:style-name="T3">Contender Public Web Customer Care Forms</text:span></text:p>
            <text:p text:style-name="P4"><text:span text:style-name="T4">Application Flow Diagram</text:span></text:p>
            <text:p text:style-name="P4"><text:span text:style-name="T5">Last Updated: 13</text:span><text:span text:style-name="T6">th</text:span><text:span text:style-name="T5"> March 2007</text:span></text:p>
          </draw:text-box>
        </draw:frame>
        <draw:custom-shape draw:style-name="gr3" draw:text-style-name="P2" draw:layer="layout" svg:width="1.845cm" svg:height="1.793cm" svg:x="1.135cm" svg:y="3.189cm">
          <text:p text:style-name="P1"><text:span text:style-name="T1">If</text:span></text:p>
          <text:p text:style-name="P1"><text:span text:style-name="T1">Service</text:span></text:p>
          <text:p text:style-name="P1"><text:span text:style-name="T1">Sch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6" draw:layer="layout" svg:width="8.325cm" svg:height="1.826cm" svg:x="3.144cm" svg:y="3.101cm">
          <draw:text-box>
            <text:p text:style-name="P4"><text:span text:style-name="T1">If the service selected is the Scheduling service,</text:span></text:p>
            <text:p text:style-name="P4"><text:span text:style-name="T1">the application will behave differently. Service_c</text:span></text:p>
            <text:p text:style-name="P4"><text:span text:style-name="T1">equals Contender system key 'SCHED_SERIVCE'</text:span></text:p>
          </draw:text-box>
        </draw:frame>
        <draw:custom-shape draw:style-name="gr3" draw:text-style-name="P2" draw:layer="layout" svg:width="1.845cm" svg:height="1.793cm" svg:x="1.135cm" svg:y="5.342cm">
          <text:p text:style-name="P1"><text:span text:style-name="T1">Is</text:span></text:p>
          <text:p text:style-name="P1"><text:span text:style-name="T1">Single</text:span></text:p>
          <text:p text:style-name="P1"><text:span text:style-name="T1">Item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6" draw:layer="layout" svg:width="7.868cm" svg:height="2.351cm" svg:x="3.144cm" svg:y="5.323cm">
          <draw:text-box>
            <text:p text:style-name="P4"><text:span text:style-name="T1">If we are only using 1 Item within contender to</text:span></text:p>
            <text:p text:style-name="P4"><text:span text:style-name="T1">describe the items for collection, the application</text:span></text:p>
            <text:p text:style-name="P4"><text:span text:style-name="T1">will behave accordingly. Application Parameter:</text:span></text:p>
            <text:p text:style-name="P4"><text:span text:style-name="T1">use_single_item = 'Y/N'</text:span></text:p>
          </draw:text-box>
        </draw:frame>
        <draw:custom-shape draw:style-name="gr3" draw:text-style-name="P2" draw:layer="layout" svg:width="1.845cm" svg:height="1.793cm" svg:x="1.135cm" svg:y="7.798cm">
          <text:p text:style-name="P1"><text:span text:style-name="T1">Is</text:span></text:p>
          <text:p text:style-name="P1"><text:span text:style-name="T1">Payment</text:span></text:p>
          <text:p text:style-name="P1"><text:span text:style-name="T1">On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6" draw:layer="layout" svg:width="8.774cm" svg:height="2.876cm" svg:x="3.086cm" svg:y="7.635cm">
          <draw:text-box>
            <text:p text:style-name="P4"><text:span text:style-name="T1">If the application parameter 'debug' is set to</text:span></text:p>
            <text:p text:style-name="P4"><text:span text:style-name="T1">'Y', then the application will not goto the payment</text:span></text:p>
            <text:p text:style-name="P4"><text:span text:style-name="T1">service. Set to 'N' the application will link to the</text:span></text:p>
            <text:p text:style-name="P4"><text:span text:style-name="T1">external service, and then validate the result returned</text:span></text:p>
            <text:p text:style-name="P4"><text:span text:style-name="T1">from the service</text:span></text:p>
          </draw:text-box>
        </draw:frame>
        <draw:frame draw:style-name="gr5" draw:text-style-name="P5" draw:layer="layout" svg:width="1.201cm" svg:height="0.784cm" svg:x="13.453cm" svg:y="12.178cm">
          <draw:text-box>
            <text:p text:style-name="P4"><text:span text:style-name="T2">YES</text:span></text:p>
          </draw:text-box>
        </draw:frame>
        <draw:frame draw:style-name="gr6" draw:text-style-name="P5" draw:layer="layout" svg:width="1.031cm" svg:height="0.784cm" svg:x="12.922cm" svg:y="10.335cm">
          <draw:text-box>
            <text:p text:style-name="P4"><text:span text:style-name="T2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Anastasis Chrysovulos</meta:initial-creator>
    <meta:creation-date>2007-03-13T14:58:13</meta:creation-date>
    <dc:creator>William Wragg</dc:creator>
    <dc:date>2007-11-15T16:05:14</dc:date>
    <meta:editing-cycles>21</meta:editing-cycles>
    <meta:editing-duration>PT1H27M0S</meta:editing-duration>
    <meta:user-defined meta:name="Info 1"/>
    <meta:user-defined meta:name="Info 2"/>
    <meta:user-defined meta:name="Info 3"/>
    <meta:user-defined meta:name="Info 4"/>
    <meta:document-statistic meta:object-count="69"/>
  </office:meta>
</office:document-meta>
</file>